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9" style:family="graphic" style:parent-style-name="standard">
      <style:graphic-properties svg:stroke-color="#ff6666" draw:fill-color="#ff6600" draw:textarea-horizontal-align="justify" draw:textarea-vertical-align="middle" draw:auto-grow-height="false"/>
    </style:style>
    <style:style style:name="gr10" style:family="graphic" style:parent-style-name="standard">
      <style:graphic-properties svg:stroke-color="#ff6666" draw:fill-color="#00ccff" draw:textarea-horizontal-align="justify" draw:textarea-vertical-align="middle" draw:auto-grow-height="false"/>
    </style:style>
    <style:style style:name="gr11" style:family="graphic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229cm" svg:stroke-color="#ff3333" draw:marker-start-width="0.543cm" draw:marker-end="Arrow" draw:marker-end-width="0.643cm" draw:fill="none" draw:textarea-vertical-align="middle" fo:padding-top="0.239cm" fo:padding-bottom="0.239cm" fo:padding-left="0.364cm" fo:padding-right="0.364cm"/>
    </style:style>
    <style:style style:name="gr14" style:family="graphic" style:parent-style-name="objectwithoutfill">
      <style:graphic-properties svg:stroke-width="0.127cm" draw:marker-end="Arrow" draw:marker-end-width="0.381cm" draw:fill="none" draw:textarea-vertical-align="middle" fo:padding-top="0.188cm" fo:padding-bottom="0.188cm" fo:padding-left="0.313cm" fo:padding-right="0.313cm"/>
    </style:style>
    <style:style style:name="gr15" style:family="graphic" style:parent-style-name="objectwithoutfill">
      <style:graphic-properties svg:stroke-width="0.254cm" svg:stroke-color="#ff3333" draw:marker-start-width="0.544cm" draw:marker-end="Arrow" draw:marker-end-width="0.419cm" draw:fill="none" draw:fill-color="#dddddd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width="0.025cm" svg:stroke-color="#000000" draw:fill="none" draw:fill-color="#ffffff" draw:auto-grow-height="true" draw:auto-grow-width="false" fo:max-height="0cm" fo:min-height="0cm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18" style:family="graphic">
      <style:graphic-properties draw:textarea-horizontal-align="justify" draw:textarea-vertical-align="middle" draw:auto-grow-height="false"/>
    </style:style>
    <style:style style:name="gr19" style:family="graphic">
      <style:graphic-properties svg:stroke-color="#ff6666" draw:fill-color="#ff6600" draw:textarea-horizontal-align="justify" draw:textarea-vertical-align="middle" draw:auto-grow-height="false"/>
    </style:style>
    <style:style style:name="gr20" style:family="graphic">
      <style:graphic-properties svg:stroke-color="#ff6666" draw:fill-color="#00ccff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127cm" svg:stroke-color="#2c001e" draw:marker-end="Arrow" draw:marker-end-width="0.381cm" draw:fill="none" draw:textarea-vertical-align="middle" fo:padding-top="0.188cm" fo:padding-bottom="0.188cm" fo:padding-left="0.313cm" fo:padding-right="0.313cm"/>
    </style:style>
    <style:style style:name="gr24" style:family="graphic" style:parent-style-name="standard">
      <style:graphic-properties draw:stroke="none" svg:stroke-width="0.127cm" svg:stroke-color="#000000" draw:fill="none" draw:fill-color="#ffffff" draw:auto-grow-height="true" draw:auto-grow-width="false" fo:max-height="0cm" fo:min-height="0cm" fo:padding-top="0.188cm" fo:padding-bottom="0.188cm" fo:padding-left="0.313cm" fo:padding-right="0.313cm"/>
    </style:style>
    <style:style style:name="gr25" style:family="graphic" style:parent-style-name="objectwithoutfill">
      <style:graphic-properties svg:stroke-width="0.076cm" draw:marker-start-width="0.124cm" draw:marker-end-width="0.124cm" draw:fill="none" draw:fill-color="#dddddd" draw:textarea-vertical-align="middle" fo:padding-top="0.163cm" fo:padding-bottom="0.163cm" fo:padding-left="0.288cm" fo:padding-right="0.288cm"/>
    </style:style>
    <style:style style:name="gr26" style:family="graphic" style:parent-style-name="standard">
      <style:graphic-properties svg:stroke-width="0.025cm" draw:marker-start-width="0.047cm" draw:marker-end-width="0.047cm" draw:fill="solid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draw:fill="solid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28" style:family="graphic" style:parent-style-name="standard">
      <style:graphic-properties draw:stroke="dash" draw:stroke-dash="Ultrafine_20_2_20_Dots_20_3_20_Dashes" svg:stroke-width="0.025cm" draw:fill="solid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objectwithoutfill">
      <style:graphic-properties draw:stroke="dash" draw:stroke-dash="_32__20_Dots_20_1_20_Dash" svg:stroke-width="0.076cm" draw:marker-start-width="0.277cm" draw:marker-end-width="0.277cm" draw:fill="none" draw:fill-color="#dddddd" draw:textarea-vertical-align="middle" fo:padding-top="0.163cm" fo:padding-bottom="0.163cm" fo:padding-left="0.288cm" fo:padding-right="0.288cm"/>
    </style:style>
    <style:style style:name="gr30" style:family="graphic" style:parent-style-name="standard">
      <style:graphic-properties svg:stroke-width="0.025cm" draw:marker-start-width="0.047cm" draw:marker-end-width="0.047cm" draw:fill="solid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>
      <style:graphic-properties svg:stroke-width="0.127cm" draw:fill="solid" draw:fill-color="#660066" draw:textarea-horizontal-align="justify" draw:textarea-vertical-align="middle" draw:auto-grow-height="false" fo:padding-top="0.188cm" fo:padding-bottom="0.188cm" fo:padding-left="0.313cm" fo:padding-right="0.313cm"/>
    </style:style>
    <style:style style:name="gr32" style:family="graphic" style:parent-style-name="standard">
      <style:graphic-properties svg:stroke-width="0.127cm" draw:textarea-horizontal-align="justify" draw:textarea-vertical-align="middle" draw:auto-grow-height="false" fo:padding-top="0.188cm" fo:padding-bottom="0.188cm" fo:padding-left="0.313cm" fo:padding-right="0.313cm"/>
    </style:style>
    <style:style style:name="gr33" style:family="graphic" style:parent-style-name="standard">
      <style:graphic-properties svg:stroke-width="0.127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svg:stroke-width="0.025cm" draw:marker-start-width="0.047cm" draw:marker-end-width="0.047cm" draw:fill="solid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36" style:family="graphic" style:parent-style-name="standard">
      <style:graphic-properties svg:stroke-width="0.025cm" draw:fill="solid" draw:fill-color="#ff00cc" draw:textarea-horizontal-align="justify" draw:textarea-vertical-align="middle" draw:auto-grow-height="false" fo:padding-top="0.137cm" fo:padding-bottom="0.137cm" fo:padding-left="0.262cm" fo:padding-right="0.262cm"/>
    </style:style>
    <style:style style:name="gr37" style:family="graphic" style:parent-style-name="standard">
      <style:graphic-properties svg:stroke-width="0.025cm" draw:fill="solid" draw:fill-color="#9900ff" draw:textarea-horizontal-align="justify" draw:textarea-vertical-align="middle" draw:auto-grow-height="false" fo:padding-top="0.137cm" fo:padding-bottom="0.137cm" fo:padding-left="0.262cm" fo:padding-right="0.262cm"/>
    </style:style>
    <style:style style:name="gr38" style:family="graphic" style:parent-style-name="standard">
      <style:graphic-properties svg:stroke-width="0.025cm" draw:fill="solid" draw:fill-color="#ff6600" draw:textarea-horizontal-align="justify" draw:textarea-vertical-align="middle" draw:auto-grow-height="false" fo:padding-top="0.137cm" fo:padding-bottom="0.137cm" fo:padding-left="0.262cm" fo:padding-right="0.262cm"/>
    </style:style>
    <style:style style:name="gr39" style:family="graphic" style:parent-style-name="standard">
      <style:graphic-properties svg:stroke-width="0.025cm" draw:fill="solid" draw:fill-color="#66ffff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/>
    </style:style>
    <style:style style:name="P7" style:family="paragraph">
      <style:text-properties fo:color="#ff3333" fo:font-size="18pt" fo:font-weight="bold" style:font-weight-asian="bold" style:font-weight-complex="bold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text-properties fo:color="#ff3333" fo:font-weight="bold" style:font-weight-asian="bold" style:font-weight-complex="bold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20pt"/>
    </style:style>
    <style:style style:name="P12" style:family="paragraph"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メイリオ" fo:font-size="20pt" fo:letter-spacing="normal" fo:font-style="normal" style:text-underline-style="none" fo:font-weight="normal" style:font-name-asian="メイリオ" style:font-size-asian="20pt" style:font-style-asian="normal" style:font-weight-asian="normal" style:font-name-complex="メイリオ" style:font-size-complex="20pt" style:font-style-complex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detotop</text:p>
          </draw:text-box>
        </draw:frame>
        <draw:frame presentation:style-name="pr1" draw:layer="layout" svg:width="25.199cm" svg:height="3.506cm" svg:x="2.233cm" svg:y="7.366cm" presentation:class="title" presentation:user-transformed="true">
          <draw:text-box>
            <text:p>Improve Challeng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Many steps to access challenge</text:p>
              </text:list-item>
              <text:list-item>
                <text:p>No organic search</text:p>
              </text:list-item>
              <text:list-item>
                <text:p>Challenge is not attractive user</text:p>
              </text:list-item>
              <text:list-item>
                <text:p>Cost for each event Viecbonus using codetotop not equal to the res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lving problems</text:p>
          </draw:text-box>
        </draw:frame>
        <draw:line draw:style-name="gr2" draw:text-style-name="P2" draw:layer="layout" svg:x1="1.778cm" svg:y1="4.826cm" svg:x2="26.924cm" svg:y2="4.826cm">
          <text:p/>
        </draw:line>
        <draw:frame draw:style-name="gr3" draw:layer="layout" svg:width="7.366cm" svg:height="0.962cm" svg:x="2.286cm" svg:y="3.556cm">
          <draw:text-box>
            <text:p>Problem</text:p>
          </draw:text-box>
        </draw:frame>
        <draw:frame draw:style-name="gr3" draw:layer="layout" svg:width="10.922cm" svg:height="0.962cm" svg:x="15.494cm" svg:y="3.556cm">
          <draw:text-box>
            <text:p>Solutions</text:p>
          </draw:text-box>
        </draw:frame>
        <draw:frame draw:style-name="gr3" draw:layer="layout" svg:width="8.89cm" svg:height="1.673cm" svg:x="2.286cm" svg:y="5.842cm">
          <draw:text-box>
            <text:p>Many steps to access challenges</text:p>
          </draw:text-box>
        </draw:frame>
        <draw:frame draw:style-name="gr3" draw:layer="layout" svg:width="11.938cm" svg:height="2.384cm" svg:x="14.732cm" svg:y="5.842cm">
          <draw:text-box>
            <text:p>Create challenge customer journey</text:p>
            <text:p>Less step to access challenge</text:p>
            <text:p>Improve UX in customer journey</text:p>
          </draw:text-box>
        </draw:frame>
        <draw:line draw:style-name="gr4" draw:text-style-name="P2" draw:layer="layout" svg:x1="3.293cm" svg:y1="9.6cm" svg:x2="25.146cm" svg:y2="9.652cm">
          <text:p/>
        </draw:line>
        <draw:frame draw:style-name="gr3" draw:layer="layout" svg:width="8.89cm" svg:height="0.962cm" svg:x="2.286cm" svg:y="10.414cm">
          <draw:text-box>
            <text:p>No organic seach</text:p>
          </draw:text-box>
        </draw:frame>
        <draw:frame draw:style-name="gr3" draw:layer="layout" svg:width="10.16cm" svg:height="2.384cm" svg:x="14.986cm" svg:y="10.16cm">
          <draw:text-box>
            <text:p>Add robots.txt</text:p>
            <text:p>Add site maps</text:p>
            <text:p>Meta tag</text:p>
          </draw:text-box>
        </draw:frame>
        <draw:line draw:style-name="gr4" draw:text-style-name="P2" draw:layer="layout" svg:x1="3.294cm" svg:y1="9.6cm" svg:x2="25.147cm" svg:y2="9.652cm">
          <text:p/>
        </draw:line>
        <draw:line draw:style-name="gr4" draw:text-style-name="P2" draw:layer="layout" svg:x1="3.048cm" svg:y1="13.664cm" svg:x2="24.901cm" svg:y2="13.716cm">
          <text:p/>
        </draw:line>
        <draw:frame draw:style-name="gr3" draw:layer="layout" svg:width="8.89cm" svg:height="1.673cm" svg:x="2.286cm" svg:y="14.786cm">
          <draw:text-box>
            <text:p>Challenge is not attractive user</text:p>
          </draw:text-box>
        </draw:frame>
        <draw:frame draw:style-name="gr3" draw:layer="layout" svg:width="8.128cm" svg:height="2.384cm" svg:x="14.986cm" svg:y="14.478cm">
          <draw:text-box>
            <text:p>Change rule</text:p>
            <text:p>More rewards</text:p>
            <text:p>More competitive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lutions 1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5" draw:text-style-name="P2" draw:layer="layout" svg:width="2.794cm" svg:height="2.794cm" svg:x="2.28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794cm" svg:height="2.794cm" svg:x="7.8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794cm" svg:height="2.794cm" svg:x="14.03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794cm" svg:height="2.794cm" svg:x="20.926cm" svg:y="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794cm" svg:height="2.794cm" svg:x="6.904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794cm" svg:height="2.794cm" svg:x="15.148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794cm" svg:height="2.794cm" svg:x="22.706cm" svg:y="12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08cm" svg:y1="4.318cm" svg:x2="8.128cm" svg:y2="4.318cm">
          <text:p/>
        </draw:line>
        <draw:line draw:style-name="gr6" draw:text-style-name="P2" draw:layer="layout" svg:x1="10.614cm" svg:y1="4.064cm" svg:x2="14.038cm" svg:y2="4.064cm">
          <text:p/>
        </draw:line>
        <draw:line draw:style-name="gr6" draw:text-style-name="P2" draw:layer="layout" svg:x1="16.832cm" svg:y1="4.064cm" svg:x2="21.336cm" svg:y2="4.064cm">
          <text:p/>
        </draw:line>
        <draw:line draw:style-name="gr6" draw:text-style-name="P2" draw:layer="layout" svg:x1="9.698cm" svg:y1="13.822cm" svg:x2="15.54cm" svg:y2="13.822cm">
          <text:p/>
        </draw:line>
        <draw:line draw:style-name="gr6" draw:text-style-name="P2" draw:layer="layout" svg:x1="18.042cm" svg:y1="13.768cm" svg:x2="22.806cm" svg:y2="13.768cm">
          <text:p/>
        </draw:line>
        <draw:frame draw:style-name="gr7" draw:text-style-name="P3" draw:layer="layout" svg:width="3.556cm" svg:height="1.778cm" svg:x="2.032cm" svg:y="0.762cm">
          <draw:text-box>
            <text:p><text:span text:style-name="T1">Home </text:span></text:p>
            <text:p><text:span text:style-name="T1">Page</text:span></text:p>
          </draw:text-box>
        </draw:frame>
        <draw:frame draw:style-name="gr3" draw:layer="layout" svg:width="4.572cm" svg:height="1.673cm" svg:x="7.112cm" svg:y="0.254cm">
          <draw:text-box>
            <text:p>Challenge</text:p>
            <text:p>Details</text:p>
          </draw:text-box>
        </draw:frame>
        <draw:frame draw:style-name="gr8" draw:layer="layout" svg:width="4.318cm" svg:height="1.673cm" svg:x="13.208cm" svg:y="0.762cm">
          <draw:text-box>
            <text:p>Sign in/Sign Up</text:p>
          </draw:text-box>
        </draw:frame>
        <draw:frame draw:style-name="gr3" draw:layer="layout" svg:width="4.318cm" svg:height="1.673cm" svg:x="20.574cm" svg:y="0.508cm">
          <draw:text-box>
            <text:p>Play Challenge</text:p>
          </draw:text-box>
        </draw:frame>
        <draw:frame draw:style-name="gr3" draw:layer="layout" svg:width="4.318cm" svg:height="1.673cm" svg:x="6.35cm" svg:y="10.414cm">
          <draw:text-box>
            <text:p>Submit Challenge</text:p>
          </draw:text-box>
        </draw:frame>
        <draw:frame draw:style-name="gr3" draw:layer="layout" svg:width="4.318cm" svg:height="2.384cm" svg:x="13.97cm" svg:y="9.652cm">
          <draw:text-box>
            <text:p>Share</text:p>
            <text:p>Result challenge</text:p>
          </draw:text-box>
        </draw:frame>
        <draw:frame draw:style-name="gr3" draw:layer="layout" svg:width="4.826cm" svg:height="1.673cm" svg:x="21.844cm" svg:y="9.398cm">
          <draw:text-box>
            <text:p>More actions on Page</text:p>
          </draw:text-box>
        </draw:frame>
        <draw:custom-shape draw:style-name="gr9" draw:text-style-name="P4" draw:layer="layout" svg:width="20.875cm" svg:height="1.572cm" svg:x="2.747cm" svg:y="6.048cm">
          <text:p text:style-name="P2"><text:span text:style-name="T2">PHASE 1: IMPROVE LOGIN</text:span></text:p>
          <draw:enhanced-geometry svg:viewBox="0 0 21600 21600" draw:text-areas="0 0 21600 21600" draw:type="pentagon-right" draw:modifiers="19751.22967903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8.288cm" svg:height="1.524cm" svg:x="7.112cm" svg:y="15.494cm">
          <text:p text:style-name="P2"><text:span text:style-name="T2">PHASE 2: UX AFTER PLAY CHALLENGE</text:span></text:p>
          <draw:enhanced-geometry svg:viewBox="0 0 21600 21600" draw:text-areas="0 0 21600 21600" draw:type="pentagon-right" draw:modifiers="19751.22967903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1" draw:text-style-name="P6" xml:id="id1" draw:id="id1" draw:layer="Layout" svg:width="5.842cm" svg:height="2.794cm" svg:x="1.27cm" svg:y="3.81cm">
          <text:p text:style-name="P5"><text:span text:style-name="T3">VIEW</text:span></text:p>
          <text:p text:style-name="P5"><text:span text:style-name="T3">HOME PAGE</text:span></text:p>
          <text:p text:style-name="P5"><text:span text:style-name="T3">CHALLENGE LIST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096cm" svg:height="3.81cm" svg:x="10.36cm" svg:y="3.81cm">
          <text:p text:style-name="P5"><text:span text:style-name="T3">VIEW</text:span></text:p>
          <text:p text:style-name="P5"><text:span text:style-name="T3">CHALLENGE</text:span></text:p>
          <text:p text:style-name="P5"><text:span text:style-name="T3">DETAIL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" draw:id="id2" draw:layer="Layout" svg:width="6.096cm" svg:height="2.032cm" svg:x="20.52cm" svg:y="4.418cm">
          <text:p text:style-name="P5"><text:span text:style-name="T3">SIGN IN</text:span></text:p>
          <text:p text:style-name="P5"><text:span text:style-name="T3">SIGN UP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096cm" svg:height="2.032cm" svg:x="20.696cm" svg:y="17.494cm">
          <text:p text:style-name="P5"><text:span text:style-name="T3">PLAY CHALLENG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6.096cm" svg:height="3.51cm" svg:x="10.468cm" svg:y="11.684cm">
          <text:p text:style-name="P5"><text:span text:style-name="T3">VIEW</text:span></text:p>
          <text:p text:style-name="P5"><text:span text:style-name="T3">ALL CHALLE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7.112cm" svg:y1="5.088cm" svg:x2="10.36cm" svg:y2="5.088cm">
          <text:p/>
        </draw:line>
        <draw:line draw:style-name="gr13" draw:text-style-name="P2" draw:layer="layout" svg:x1="16.456cm" svg:y1="5.588cm" svg:x2="20.665cm" svg:y2="5.588cm">
          <text:p/>
        </draw:line>
        <draw:line draw:style-name="gr13" draw:text-style-name="P2" draw:layer="layout" svg:x1="23.368cm" svg:y1="6.45cm" svg:x2="23.368cm" svg:y2="17.494cm">
          <text:p/>
        </draw:line>
        <draw:line draw:style-name="gr14" draw:text-style-name="P2" draw:layer="layout" svg:x1="16.456cm" svg:y1="6.45cm" svg:x2="22.86cm" svg:y2="17.494cm">
          <text:p/>
        </draw:line>
        <draw:line draw:style-name="gr15" draw:text-style-name="P2" draw:layer="layout" svg:x1="0.508cm" svg:y1="18.542cm" svg:x2="3.048cm" svg:y2="18.542cm">
          <text:p/>
        </draw:line>
        <draw:frame draw:style-name="gr16" draw:text-style-name="P7" draw:layer="layout" svg:width="5.588cm" svg:height="1.697cm" svg:x="3.302cm" svg:y="17.607cm">
          <draw:text-box>
            <text:p text:style-name="P3"><text:span text:style-name="T4">Focus point</text:span></text:p>
            <text:p text:style-name="P3"><text:span text:style-name="T4">Phase 1</text:span></text:p>
          </draw:text-box>
        </draw:frame>
        <draw:connector draw:style-name="gr17" draw:text-style-name="P2" draw:layer="layout" svg:x1="4.191cm" svg:y1="3.81cm" svg:x2="23.568cm" svg:y2="4.418cm" draw:start-shape="id1" draw:start-glue-point="0" draw:end-shape="id2" svg:d="M4191 3810v-518h19377v1126" svg:viewBox="0 0 19378 1127">
          <text:p/>
        </draw:connector>
        <draw:connector draw:style-name="gr17" draw:text-style-name="P2" draw:layer="layout" svg:x1="4.191cm" svg:y1="6.604cm" svg:x2="10.468cm" svg:y2="13.439cm" draw:start-shape="id1" draw:start-glue-point="2" draw:end-shape="id3" draw:end-glue-point="3" svg:d="M4191 6604v6835h6277" svg:viewBox="0 0 6278 6836">
          <text:p/>
        </draw:connector>
        <draw:line draw:style-name="gr14" draw:text-style-name="P2" draw:layer="layout" svg:x1="13.408cm" svg:y1="11.562cm" svg:x2="13.462cm" svg:y2="7.62cm">
          <text:p/>
        </draw:line>
        <draw:line draw:style-name="gr14" draw:text-style-name="P2" draw:layer="layout" svg:x1="23.114cm" svg:y1="6.45cm" svg:x2="16.564cm" svg:y2="13.462cm">
          <text:p/>
        </draw:line>
        <draw:line draw:style-name="gr14" draw:text-style-name="P2" draw:layer="layout" svg:x1="16.564cm" svg:y1="12.446cm" svg:x2="22.098cm" svg:y2="6.45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8" draw:text-style-name="P2" draw:layer="Layout" svg:width="2.794cm" svg:height="2.794cm" svg:x="2.28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794cm" svg:height="2.794cm" svg:x="7.8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794cm" svg:height="2.794cm" svg:x="14.03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794cm" svg:height="2.794cm" svg:x="20.926cm" svg:y="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794cm" svg:height="2.794cm" svg:x="6.904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794cm" svg:height="2.794cm" svg:x="15.148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794cm" svg:height="2.794cm" svg:x="22.706cm" svg:y="12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08cm" svg:y1="4.318cm" svg:x2="8.128cm" svg:y2="4.318cm">
          <text:p/>
        </draw:line>
        <draw:line draw:style-name="gr6" draw:text-style-name="P2" draw:layer="layout" svg:x1="10.614cm" svg:y1="4.064cm" svg:x2="14.038cm" svg:y2="4.064cm">
          <text:p/>
        </draw:line>
        <draw:line draw:style-name="gr6" draw:text-style-name="P2" draw:layer="layout" svg:x1="16.832cm" svg:y1="4.064cm" svg:x2="21.336cm" svg:y2="4.064cm">
          <text:p/>
        </draw:line>
        <draw:line draw:style-name="gr6" draw:text-style-name="P2" draw:layer="layout" svg:x1="9.698cm" svg:y1="13.822cm" svg:x2="15.54cm" svg:y2="13.822cm">
          <text:p/>
        </draw:line>
        <draw:line draw:style-name="gr6" draw:text-style-name="P2" draw:layer="layout" svg:x1="18.042cm" svg:y1="13.768cm" svg:x2="22.806cm" svg:y2="13.768cm">
          <text:p/>
        </draw:line>
        <draw:frame draw:style-name="gr7" draw:text-style-name="P3" draw:layer="layout" svg:width="3.556cm" svg:height="1.778cm" svg:x="2.032cm" svg:y="0.762cm">
          <draw:text-box>
            <text:p><text:span text:style-name="T1">Home </text:span></text:p>
            <text:p><text:span text:style-name="T1">Page</text:span></text:p>
          </draw:text-box>
        </draw:frame>
        <draw:frame draw:style-name="gr3" draw:layer="layout" svg:width="4.572cm" svg:height="1.673cm" svg:x="7.112cm" svg:y="0.254cm">
          <draw:text-box>
            <text:p>Go to Do-Code page</text:p>
          </draw:text-box>
        </draw:frame>
        <draw:frame draw:style-name="gr8" draw:layer="layout" svg:width="4.318cm" svg:height="0.962cm" svg:x="13.208cm" svg:y="0.762cm">
          <draw:text-box>
            <text:p>Run code</text:p>
          </draw:text-box>
        </draw:frame>
        <draw:frame draw:style-name="gr3" draw:layer="layout" svg:width="4.318cm" svg:height="0.962cm" svg:x="20.574cm" svg:y="0.508cm">
          <draw:text-box>
            <text:p>Submit Code</text:p>
          </draw:text-box>
        </draw:frame>
        <draw:frame draw:style-name="gr3" draw:layer="layout" svg:width="5.842cm" svg:height="1.673cm" svg:x="6.35cm" svg:y="10.414cm">
          <draw:text-box>
            <text:p>Play challenge<text:line-break/>Practice Code</text:p>
          </draw:text-box>
        </draw:frame>
        <draw:frame draw:style-name="gr3" draw:layer="layout" svg:width="4.318cm" svg:height="1.673cm" svg:x="13.97cm" svg:y="9.652cm">
          <draw:text-box>
            <text:p>Gain EXP</text:p>
            <text:p/>
          </draw:text-box>
        </draw:frame>
        <draw:frame draw:style-name="gr3" draw:layer="layout" svg:width="4.826cm" svg:height="0.962cm" svg:x="21.844cm" svg:y="9.398cm">
          <draw:text-box>
            <text:p>UP level</text:p>
          </draw:text-box>
        </draw:frame>
        <draw:custom-shape draw:style-name="gr19" draw:text-style-name="P4" draw:layer="Layout" svg:width="20.875cm" svg:height="1.572cm" svg:x="2.747cm" svg:y="6.048cm">
          <text:p text:style-name="P2"><text:span text:style-name="T2">PHASE 1: IMPROVE LOGIN</text:span></text:p>
          <draw:enhanced-geometry svg:viewBox="0 0 21600 21600" draw:text-areas="0 0 21600 21600" draw:type="pentagon-right" draw:modifiers="19751.22967903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4" draw:layer="Layout" svg:width="18.288cm" svg:height="1.524cm" svg:x="7.112cm" svg:y="15.494cm">
          <text:p text:style-name="P2"><text:span text:style-name="T2">PHASE 2: User Level</text:span></text:p>
          <draw:enhanced-geometry svg:viewBox="0 0 21600 21600" draw:text-areas="0 0 21600 21600" draw:type="pentagon-right" draw:modifiers="19751.22967903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1" draw:text-style-name="P8" xml:id="id4" draw:id="id4" draw:layer="Layout" svg:width="5.842cm" svg:height="3.556cm" svg:x="1.27cm" svg:y="3.048cm">
          <text:p text:style-name="P2"><text:span text:style-name="T3">VIEW</text:span></text:p>
          <text:p text:style-name="P2"><text:span text:style-name="T3">HOME PAGE</text:span></text:p>
          <text:p text:style-name="P2"><text:span text:style-name="T3">Try code</text:span></text:p>
          <text:p text:style-name="P2"><text:span text:style-name="T3">View some practice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096cm" svg:height="3.81cm" svg:x="10.36cm" svg:y="3.81cm">
          <text:p text:style-name="P2"><text:span text:style-name="T3">Go to DO-Code</text:span></text:p>
          <text:p text:style-name="P2"><text:span text:style-name="T3">Pag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6.096cm" svg:height="2.032cm" svg:x="20.52cm" svg:y="4.418cm">
          <text:p text:style-name="P2"><text:span text:style-name="T3">Start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096cm" svg:height="2.032cm" svg:x="20.696cm" svg:y="17.494cm">
          <text:p text:style-name="P2"><text:span text:style-name="T3">Submit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6" draw:id="id6" draw:layer="Layout" svg:width="6.096cm" svg:height="3.51cm" svg:x="5.08cm" svg:y="13.208cm">
          <text:p text:style-name="P2"><text:span text:style-name="T3">VIEW</text:span></text:p>
          <text:p text:style-name="P2"><text:span text:style-name="T3">Practice Section</text:span></text:p>
          <text:p text:style-name="P2"><text:span text:style-name="T3">(ALL Dom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7.112cm" svg:y1="5.088cm" svg:x2="10.36cm" svg:y2="5.088cm">
          <text:p/>
        </draw:line>
        <draw:line draw:style-name="gr13" draw:text-style-name="P2" draw:layer="layout" svg:x1="16.456cm" svg:y1="5.588cm" svg:x2="20.665cm" svg:y2="5.588cm">
          <text:p/>
        </draw:line>
        <draw:line draw:style-name="gr13" draw:text-style-name="P2" draw:layer="layout" svg:x1="23.368cm" svg:y1="6.45cm" svg:x2="23.368cm" svg:y2="17.494cm">
          <text:p/>
        </draw:line>
        <draw:line draw:style-name="gr15" draw:text-style-name="P2" draw:layer="layout" svg:x1="0.508cm" svg:y1="18.542cm" svg:x2="3.048cm" svg:y2="18.542cm">
          <text:p/>
        </draw:line>
        <draw:frame draw:style-name="gr16" draw:text-style-name="P9" draw:layer="layout" svg:width="5.588cm" svg:height="1.697cm" svg:x="3.302cm" svg:y="17.607cm">
          <draw:text-box>
            <text:p><text:span text:style-name="T4">Focus point</text:span></text:p>
            <text:p><text:span text:style-name="T4">Phase 1</text:span></text:p>
          </draw:text-box>
        </draw:frame>
        <draw:connector draw:style-name="gr17" draw:text-style-name="P2" draw:layer="layout" svg:x1="4.191cm" svg:y1="3.048cm" svg:x2="23.568cm" svg:y2="4.418cm" draw:start-shape="id4" draw:start-glue-point="0" draw:end-shape="id5" svg:d="M4191 3048v-518h19377v1888" svg:viewBox="0 0 19378 1889">
          <text:p/>
        </draw:connector>
        <draw:connector draw:style-name="gr17" draw:text-style-name="P2" draw:layer="layout" svg:x1="4.191cm" svg:y1="6.604cm" svg:x2="5.08cm" svg:y2="14.963cm" draw:start-shape="id4" draw:start-glue-point="2" draw:end-shape="id6" draw:end-glue-point="3" svg:d="M4191 6604v8359h889" svg:viewBox="0 0 890 8360">
          <text:p/>
        </draw:connector>
        <draw:line draw:style-name="gr14" draw:text-style-name="P2" draw:layer="layout" svg:x1="11.176cm" svg:y1="14.986cm" svg:x2="12.446cm" svg:y2="14.986cm">
          <text:p/>
        </draw:line>
        <draw:line draw:style-name="gr14" draw:text-style-name="P2" draw:layer="layout" svg:x1="14.986cm" svg:y1="13.254cm" svg:x2="14.986cm" svg:y2="7.62cm">
          <text:p/>
        </draw:line>
        <draw:custom-shape draw:style-name="gr21" draw:text-style-name="P8" draw:layer="layout" svg:width="6.096cm" svg:height="3.51cm" svg:x="12.446cm" svg:y="13.254cm">
          <text:p text:style-name="P2"><text:span text:style-name="T3">VIEW</text:span></text:p>
          <text:p text:style-name="P2"><text:span text:style-name="T3">Practice Section</text:span></text:p>
          <text:p text:style-name="P2"><text:span text:style-name="T3">(Sub-domai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22" draw:text-style-name="P8" xml:id="id7" draw:id="id7" draw:layer="layout" svg:width="5.842cm" svg:height="2.794cm" svg:x="1.27cm" svg:y="3.81cm">
          <text:p text:style-name="P2"><text:span text:style-name="T3">CLICK</text:span></text:p>
          <text:p text:style-name="P2"><text:span text:style-name="T3">INVITE LINK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8" xml:id="id9" draw:id="id9" draw:layer="layout" svg:width="6.096cm" svg:height="3.81cm" svg:x="10.36cm" svg:y="3.81cm">
          <text:p text:style-name="P2"><text:span text:style-name="T3">SIGN IN</text:span></text:p>
          <text:p text:style-name="P2"><text:span text:style-name="T3">SIGN UP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8" xml:id="id8" draw:id="id8" draw:layer="layout" svg:width="6.096cm" svg:height="2.032cm" svg:x="20.52cm" svg:y="4.418cm">
          <text:p text:style-name="P2"><text:span text:style-name="T3">DO TEST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6.096cm" svg:height="2.032cm" svg:x="20.696cm" svg:y="17.494cm">
          <text:p text:style-name="P2"><text:span text:style-name="T3">SUBMIT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7.112cm" svg:y1="5.088cm" svg:x2="10.36cm" svg:y2="5.088cm">
          <text:p/>
        </draw:line>
        <draw:line draw:style-name="gr13" draw:text-style-name="P2" draw:layer="layout" svg:x1="16.51cm" svg:y1="9.398cm" svg:x2="20.52cm" svg:y2="6.45cm">
          <text:p/>
        </draw:line>
        <draw:line draw:style-name="gr13" draw:text-style-name="P2" draw:layer="layout" svg:x1="24.384cm" svg:y1="6.45cm" svg:x2="24.384cm" svg:y2="17.494cm">
          <text:p/>
        </draw:line>
        <draw:line draw:style-name="gr15" draw:text-style-name="P2" draw:layer="layout" svg:x1="0.508cm" svg:y1="18.542cm" svg:x2="3.048cm" svg:y2="18.542cm">
          <text:p/>
        </draw:line>
        <draw:frame draw:style-name="gr16" draw:text-style-name="P9" draw:layer="layout" svg:width="5.588cm" svg:height="1.697cm" svg:x="3.302cm" svg:y="17.607cm">
          <draw:text-box>
            <text:p><text:span text:style-name="T4">Focus point</text:span></text:p>
            <text:p><text:span text:style-name="T4">Phase 1</text:span></text:p>
          </draw:text-box>
        </draw:frame>
        <draw:connector draw:style-name="gr17" draw:text-style-name="P2" draw:layer="layout" svg:x1="4.191cm" svg:y1="3.81cm" svg:x2="23.568cm" svg:y2="4.418cm" draw:start-shape="id7" draw:start-glue-point="0" draw:end-shape="id8" svg:d="M4191 3810v-518h19377v1126" svg:viewBox="0 0 19378 1127">
          <text:p/>
        </draw:connector>
        <draw:connector draw:style-name="gr23" draw:text-style-name="P2" draw:layer="layout" draw:line-skew="5.832cm" svg:x1="4.191cm" svg:y1="6.604cm" svg:x2="23.568cm" svg:y2="6.45cm" draw:start-shape="id7" draw:start-glue-point="2" draw:end-shape="id8" svg:d="M4191 6604v6350h19377v-6504" svg:viewBox="0 0 19378 6505">
          <text:p/>
        </draw:connector>
        <draw:custom-shape draw:style-name="gr21" draw:text-style-name="P8" xml:id="id10" draw:id="id10" draw:layer="layout" svg:width="6.096cm" svg:height="2.032cm" svg:x="10.922cm" svg:y="17.526cm">
          <text:p text:style-name="P2"><text:span text:style-name="T3">VIEW</text:span></text:p>
          <text:p text:style-name="P2"><text:span text:style-name="T3">LIST TEST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0.696cm" svg:y1="18.542cm" svg:x2="17.018cm" svg:y2="18.542cm">
          <text:p/>
        </draw:line>
        <draw:custom-shape draw:style-name="gr22" draw:text-style-name="P8" draw:layer="layout" svg:width="5.842cm" svg:height="2.794cm" svg:x="10.668cm" svg:y="8.89cm">
          <text:p text:style-name="P2"><text:span text:style-name="T3">VIEW </text:span></text:p>
          <text:p text:style-name="P2"><text:span text:style-name="T3">RULE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3.208cm" svg:y1="7.62cm" svg:x2="13.208cm" svg:y2="9.144cm">
          <text:p/>
        </draw:line>
        <draw:connector draw:style-name="gr23" draw:text-style-name="P2" draw:layer="layout" svg:x1="10.36cm" svg:y1="5.715cm" svg:x2="10.922cm" svg:y2="18.542cm" draw:start-shape="id9" draw:start-glue-point="3" draw:end-shape="id10" draw:end-glue-point="3" svg:d="M10360 5715h-527v12827h1089" svg:viewBox="0 0 1090 12828">
          <text:p/>
        </draw:connector>
        <draw:line draw:style-name="gr23" draw:text-style-name="P2" draw:layer="layout" svg:x1="13.97cm" svg:y1="17.526cm" svg:x2="13.97cm" svg:y2="11.684cm">
          <text:p/>
        </draw:line>
        <draw:line draw:style-name="gr23" draw:text-style-name="P2" draw:layer="layout" svg:x1="16.51cm" svg:y1="10.414cm" svg:x2="21.844cm" svg:y2="6.604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line draw:style-name="gr14" draw:text-style-name="P2" draw:layer="layout" svg:x1="1.27cm" svg:y1="2.286cm" svg:x2="26.67cm" svg:y2="2.286cm">
          <text:p/>
        </draw:line>
        <draw:frame draw:style-name="gr24" draw:layer="layout" svg:width="3.048cm" svg:height="1.088cm" svg:x="4.986cm" svg:y="3.048cm">
          <draw:text-box>
            <text:p>8-July</text:p>
          </draw:text-box>
        </draw:frame>
        <draw:frame draw:style-name="gr24" draw:layer="layout" svg:width="3.048cm" svg:height="1.088cm" svg:x="13.074cm" svg:y="3.048cm">
          <draw:text-box>
            <text:p>15-July</text:p>
          </draw:text-box>
        </draw:frame>
        <draw:frame draw:style-name="gr24" draw:layer="layout" svg:width="3.048cm" svg:height="1.088cm" svg:x="20.078cm" svg:y="3.076cm">
          <draw:text-box>
            <text:p>22 -July</text:p>
          </draw:text-box>
        </draw:frame>
        <draw:frame draw:style-name="gr24" draw:layer="layout" svg:width="3.048cm" svg:height="1.088cm" svg:x="25.498cm" svg:y="3.176cm">
          <draw:text-box>
            <text:p>30-July</text:p>
          </draw:text-box>
        </draw:frame>
        <draw:line draw:style-name="gr25" draw:text-style-name="P2" draw:layer="layout" svg:x1="6.35cm" svg:y1="4.064cm" svg:x2="6.35cm" svg:y2="17.018cm">
          <text:p/>
        </draw:line>
        <draw:line draw:style-name="gr25" draw:text-style-name="P2" draw:layer="layout" svg:x1="14.15cm" svg:y1="4.064cm" svg:x2="14.15cm" svg:y2="17.018cm">
          <text:p/>
        </draw:line>
        <draw:line draw:style-name="gr25" draw:text-style-name="P2" draw:layer="layout" svg:x1="21.45cm" svg:y1="4.264cm" svg:x2="21.45cm" svg:y2="17.218cm">
          <text:p/>
        </draw:line>
        <draw:custom-shape draw:style-name="gr26" draw:text-style-name="P2" draw:layer="layout" svg:width="3.556cm" svg:height="2.032cm" svg:x="2.794cm" svg:y="4.064cm">
          <text:p text:style-name="P2">Collect info</text:p>
          <text:p text:style-name="P2">Review </text:p>
          <text:p text:style-name="P2">Research </text:p>
          <draw:enhanced-geometry svg:viewBox="0 0 21600 21600" draw:text-areas="0 0 21600 21600" draw:type="pentagon-right" draw:modifiers="18805.27126476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2" draw:layer="layout" svg:width="7.8cm" svg:height="2.286cm" svg:x="6.35cm" svg:y="6.096cm">
          <text:p text:style-name="P2">Wireframe exel</text:p>
          <text:p text:style-name="P2">ALL page</text:p>
          <text:p text:style-name="P2">Phase 1</text:p>
          <draw:enhanced-geometry svg:viewBox="0 0 21600 21600" draw:text-areas="0 0 21600 21600" draw:type="pentagon-right" draw:modifiers="19047.09652608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25.15cm" svg:height="1.524cm" svg:x="2.85cm" svg:y="15.546cm">
          <text:p text:style-name="P2">REVIEW</text:p>
          <draw:enhanced-geometry svg:viewBox="0 0 21600 21600" draw:text-areas="0 0 21600 21600" draw:type="pentagon-right" draw:modifiers="20615.2067502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2" draw:layer="layout" svg:width="8.128cm" svg:height="1.778cm" svg:x="11.684cm" svg:y="8.382cm">
          <text:p text:style-name="P2">DESIGN</text:p>
          <draw:enhanced-geometry svg:viewBox="0 0 21600 21600" draw:text-areas="0 0 21600 21600" draw:type="pentagon-right" draw:modifiers="19342.02928227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9" draw:text-style-name="P2" draw:layer="layout" svg:x1="11.684cm" svg:y1="4.064cm" svg:x2="11.684cm" svg:y2="8.89cm">
          <text:p/>
        </draw:line>
        <draw:frame draw:style-name="gr24" draw:layer="layout" svg:width="3.048cm" svg:height="1.088cm" svg:x="10.414cm" svg:y="3.048cm">
          <draw:text-box>
            <text:p>13-July</text:p>
          </draw:text-box>
        </draw:frame>
        <draw:custom-shape draw:style-name="gr27" draw:text-style-name="P2" draw:layer="layout" svg:width="7.3cm" svg:height="1.524cm" svg:x="14.15cm" svg:y="10.16cm">
          <text:p text:style-name="P2">DEV</text:p>
          <draw:enhanced-geometry svg:viewBox="0 0 21600 21600" draw:text-areas="0 0 21600 21600" draw:type="pentagon-right" draw:modifiers="19860.40268456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2" draw:layer="layout" svg:width="13.85cm" svg:height="2.032cm" svg:x="14.15cm" svg:y="11.938cm">
          <text:p text:style-name="P2">EXECUTION</text:p>
          <draw:enhanced-geometry svg:viewBox="0 0 21600 21600" draw:text-areas="0 0 21600 21600" draw:type="pentagon-right" draw:modifiers="20683.04093567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name="タイトル 1" presentation:style-name="pr4" draw:text-style-name="P11" draw:layer="layout" svg:width="20.801cm" svg:height="1.199cm" svg:x="0.5cm" svg:y="0.144cm" presentation:class="title" presentation:user-transformed="true">
          <draw:text-box>
            <text:p text:style-name="P10"><text:span text:style-name="T5">Schedule</text:span><text:span text:style-name="T5">（</text:span><text:span text:style-name="T5">Phase1</text:span><text:span text:style-name="T5">）</text:span></text:p>
          </draw:text-box>
        </draw:frame>
        <draw:line draw:style-name="gr25" draw:text-style-name="P2" draw:layer="layout" svg:x1="2.85cm" svg:y1="4.064cm" svg:x2="2.85cm" svg:y2="17.018cm">
          <text:p/>
        </draw:line>
        <draw:frame draw:style-name="gr7" draw:layer="layout" svg:width="2.794cm" svg:height="1.778cm" svg:x="0cm" svg:y="4.064cm">
          <draw:text-box>
            <text:p>Product</text:p>
            <text:p>Owner</text:p>
          </draw:text-box>
        </draw:frame>
        <draw:frame draw:style-name="gr7" draw:layer="layout" svg:width="2.794cm" svg:height="1.778cm" svg:x="0cm" svg:y="6.464cm">
          <draw:text-box>
            <text:p>Product</text:p>
            <text:p>Owner</text:p>
          </draw:text-box>
        </draw:frame>
        <draw:frame draw:style-name="gr7" draw:layer="layout" svg:width="3.048cm" svg:height="1.778cm" svg:x="0cm" svg:y="8.364cm">
          <draw:text-box>
            <text:p>Designer</text:p>
          </draw:text-box>
        </draw:frame>
        <draw:frame draw:style-name="gr7" draw:layer="layout" svg:width="2.794cm" svg:height="1.778cm" svg:x="0cm" svg:y="10.264cm">
          <draw:text-box>
            <text:p>DEV</text:p>
            <text:p>team</text:p>
          </draw:text-box>
        </draw:frame>
        <draw:frame draw:style-name="gr7" draw:layer="layout" svg:width="3.302cm" svg:height="1.778cm" svg:x="0cm" svg:y="12.064cm">
          <draw:text-box>
            <text:p>Marketer</text:p>
          </draw:text-box>
        </draw:frame>
        <draw:frame draw:style-name="gr7" draw:layer="layout" svg:width="2.794cm" svg:height="1.778cm" svg:x="0cm" svg:y="15.364cm">
          <draw:text-box>
            <text:p>Product</text:p>
            <text:p>Owner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IN Layout template</text:p>
          </draw:text-box>
        </draw:frame>
        <draw:custom-shape draw:style-name="gr30" draw:text-style-name="P2" draw:layer="layout" svg:width="26.162cm" svg:height="14.732cm" svg:x="1.016cm" svg:y="4.064cm">
          <text:p text:style-name="P2">MAIN CONTENT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6.162cm" svg:height="2.286cm" svg:x="1.016cm" svg:y="4.064cm">
          <text:p text:style-name="P2"><text:span text:style-name="T6">HEADER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5.588cm" svg:height="12.446cm" svg:x="21.59cm" svg:y="6.35cm">
          <text:p text:style-name="P2">LEFT -CONTENT 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6.162cm" svg:height="2.286cm" svg:x="1.016cm" svg:y="16.51cm">
          <text:p text:style-name="P2">FOOTER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0.574cm" svg:height="0.762cm" svg:x="1.016cm" svg:y="6.35cm">
          <text:p text:style-name="P13">NAVIAG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YOUT FOR HOMEPAGE</text:p>
          </draw:text-box>
        </draw:frame>
        <draw:custom-shape draw:style-name="gr35" draw:text-style-name="P2" draw:layer="layout" svg:width="27.178cm" svg:height="17.19cm" svg:x="0.508cm" svg:y="3.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7.178cm" svg:height="0.508cm" svg:x="0.508cm" svg:y="3.81cm">
          <text:p text:style-name="P13">SEO <text:s text:c="84"/>EMAIL CHALLENGE/RECRUIT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7.178cm" svg:height="1.778cm" svg:x="0.508cm" svg:y="4.318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7.178cm" svg:height="5.08cm" svg:x="0.508cm" svg:y="6.096cm">
          <text:p text:style-name="P2">BANNER</text:p>
          <text:p text:style-name="P2">CALL TO ACTION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7.178cm" svg:height="4.572cm" svg:x="0.508cm" svg:y="11.43cm">
          <text:p text:style-name="P2">EVENT LIST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27.178cm" svg:height="2.794cm" svg:x="0.508cm" svg:y="16.056cm">
          <text:p text:style-name="P2">MORE CONTENT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7.178cm" svg:height="2.15cm" svg:x="0.508cm" svg:y="18.85cm">
          <text:p text:style-name="P2">INTERNAL LINK / GET FEEDBACK FORM</text:p>
          <text:p text:style-name="P2">SEO</text:p>
          <text:p text:style-name="P2">FOOTER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3" draw:layer="layout" svg:width="21.082cm" svg:height="1.673cm" svg:x="4.318cm" svg:y="6.35cm">
          <draw:text-box>
            <text:p>COMPANY JOURNEY 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5" draw:text-style-name="P2" draw:layer="layout" svg:width="2.032cm" svg:height="2.032cm" svg:x="2.54cm" svg:y="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2.032cm" svg:x="6.604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2.032cm" svg:x="10.414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2.032cm" svg:x="14.478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2.032cm" svg:x="18.542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2.032cm" svg:x="22.86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2.032cm" svg:x="11.268cm" svg:y="1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2.032cm" svg:x="16.51cm" svg:y="1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2.032cm" svg:x="22.86cm" svg:y="1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layer="layout" svg:width="4.318cm" svg:height="1.673cm" svg:x="0.762cm" svg:y="1.524cm">
          <draw:text-box>
            <text:p>VIEW</text:p>
            <text:p>HOMEPAGE</text:p>
          </draw:text-box>
        </draw:frame>
        <draw:frame draw:style-name="gr3" draw:layer="layout" svg:width="3.81cm" svg:height="1.673cm" svg:x="5.588cm" svg:y="1.27cm">
          <draw:text-box>
            <text:p>SIGN IN</text:p>
            <text:p>SIGN UP</text:p>
          </draw:text-box>
        </draw:frame>
        <draw:frame draw:style-name="gr3" draw:layer="layout" svg:width="3.556cm" svg:height="1.673cm" svg:x="9.652cm" svg:y="1.27cm">
          <draw:text-box>
            <text:p>CREATE</text:p>
            <text:p>TEST</text:p>
          </draw:text-box>
        </draw:frame>
        <draw:frame draw:style-name="gr3" draw:layer="layout" svg:width="2.794cm" svg:height="1.673cm" svg:x="14.07cm" svg:y="1.224cm">
          <draw:text-box>
            <text:p>SEND <text:line-break/>TEST</text:p>
          </draw:text-box>
        </draw:frame>
        <draw:frame draw:style-name="gr3" draw:layer="layout" svg:width="3.048cm" svg:height="1.673cm" svg:x="18.034cm" svg:y="1.27cm">
          <draw:text-box>
            <text:p>CHECK</text:p>
            <text:p>RESULT</text:p>
          </draw:text-box>
        </draw:frame>
        <draw:frame draw:style-name="gr3" draw:layer="layout" svg:width="4.064cm" svg:height="1.673cm" svg:x="22.352cm" svg:y="1.219cm">
          <draw:text-box>
            <text:p>DISCOVER</text:p>
            <text:p>MORE</text:p>
          </draw:text-box>
        </draw:frame>
        <draw:frame draw:style-name="gr3" draw:layer="layout" svg:width="3.81cm" svg:height="1.673cm" svg:x="5.588cm" svg:y="12.787cm">
          <draw:text-box>
            <text:p>SIGN IN</text:p>
            <text:p>SIGN UP</text:p>
          </draw:text-box>
        </draw:frame>
        <draw:frame draw:style-name="gr3" draw:layer="layout" svg:width="3.556cm" svg:height="1.673cm" svg:x="10.652cm" svg:y="12.787cm">
          <draw:text-box>
            <text:p>CREATE</text:p>
            <text:p>TEST</text:p>
          </draw:text-box>
        </draw:frame>
        <draw:frame draw:style-name="gr3" draw:layer="layout" svg:width="3.048cm" svg:height="1.673cm" svg:x="16.264cm" svg:y="12.787cm">
          <draw:text-box>
            <text:p>CHECK</text:p>
            <text:p>RESULT</text:p>
          </draw:text-box>
        </draw:frame>
        <draw:frame draw:style-name="gr3" draw:layer="layout" svg:width="4.064cm" svg:height="1.673cm" svg:x="22.352cm" svg:y="12.736cm">
          <draw:text-box>
            <text:p>DISCOVER</text:p>
            <text:p>MORE</text:p>
          </draw:text-box>
        </draw:frame>
        <draw:custom-shape draw:style-name="gr5" draw:text-style-name="P2" draw:layer="layout" svg:width="2.032cm" svg:height="2.032cm" svg:x="6.35cm" svg:y="1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34" draw:text-style-name="P2" xml:id="id11" draw:id="id11" draw:layer="layout" svg:width="4.572cm" svg:height="2.032cm" svg:x="3.048cm" svg:y="3.048cm">
          <text:p text:style-name="P2">VIEW</text:p>
          <text:p text:style-name="P2">HOMEPAGE</text:p>
          <text:p text:style-name="P2">SEE DEMO</text:p>
          <draw:enhanced-geometry svg:viewBox="0 0 21600 21600" draw:type="rectangle" draw:enhanced-path="M 0 0 L 21600 0 21600 21600 0 21600 0 0 Z N"/>
        </draw:custom-shape>
        <draw:custom-shape draw:style-name="gr34" draw:text-style-name="P2" xml:id="id12" draw:id="id12" draw:layer="layout" svg:width="4.826cm" svg:height="2.032cm" svg:x="12.192cm" svg:y="3.048cm">
          <text:p text:style-name="P2">SIGN UP/</text:p>
          <text:p text:style-name="P2">SIGN IN</text:p>
          <draw:enhanced-geometry svg:viewBox="0 0 21600 21600" draw:type="rectangle" draw:enhanced-path="M 0 0 L 21600 0 21600 21600 0 21600 0 0 Z N"/>
        </draw:custom-shape>
        <draw:custom-shape draw:style-name="gr34" draw:text-style-name="P2" xml:id="id13" draw:id="id13" draw:layer="layout" svg:width="5.08cm" svg:height="2.032cm" svg:x="20.32cm" svg:y="3.126cm">
          <text:p text:style-name="P2">CREATE</text:p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4" draw:text-style-name="P2" xml:id="id14" draw:id="id14" draw:layer="layout" svg:width="5.08cm" svg:height="2.286cm" svg:x="20.474cm" svg:y="8.382cm">
          <text:p text:style-name="P2">INVITE TEST</text:p>
          <draw:enhanced-geometry svg:viewBox="0 0 21600 21600" draw:type="rectangle" draw:enhanced-path="M 0 0 L 21600 0 21600 21600 0 21600 0 0 Z N"/>
        </draw:custom-shape>
        <draw:custom-shape draw:style-name="gr34" draw:text-style-name="P2" xml:id="id15" draw:id="id15" draw:layer="layout" svg:width="5.08cm" svg:height="2.286cm" svg:x="20.528cm" svg:y="13.154cm">
          <text:p text:style-name="P2">CHECK </text:p>
          <text:p text:style-name="P2">RESULT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7.62cm" svg:y1="4.064cm" svg:x2="12.192cm" svg:y2="4.064cm" draw:start-shape="id11" draw:start-glue-point="1" draw:end-shape="id12" svg:d="M7620 4064h4572" svg:viewBox="0 0 4573 1">
          <text:p/>
        </draw:connector>
        <draw:connector draw:style-name="gr6" draw:text-style-name="P2" draw:layer="layout" draw:type="line" svg:x1="17.018cm" svg:y1="4.064cm" svg:x2="20.32cm" svg:y2="4.142cm" draw:start-shape="id12" draw:start-glue-point="1" draw:end-shape="id13" draw:end-glue-point="3" svg:d="M17018 4064l3302 78" svg:viewBox="0 0 3303 79">
          <text:p/>
        </draw:connector>
        <draw:connector draw:style-name="gr6" draw:text-style-name="P2" draw:layer="layout" draw:type="line" svg:x1="22.86cm" svg:y1="5.158cm" svg:x2="23.014cm" svg:y2="8.382cm" draw:start-shape="id13" draw:start-glue-point="2" draw:end-shape="id14" svg:d="M22860 5158l154 3224" svg:viewBox="0 0 155 3225">
          <text:p/>
        </draw:connector>
        <draw:connector draw:style-name="gr6" draw:text-style-name="P2" draw:layer="layout" draw:type="line" svg:x1="23.014cm" svg:y1="10.668cm" svg:x2="23.068cm" svg:y2="13.154cm" draw:start-shape="id14" draw:start-glue-point="2" draw:end-shape="id15" draw:end-glue-point="0" svg:d="M23014 10668l54 2486" svg:viewBox="0 0 55 2487">
          <text:p/>
        </draw:connector>
        <draw:custom-shape draw:style-name="gr34" draw:text-style-name="P2" xml:id="id16" draw:id="id16" draw:layer="layout" svg:width="5.842cm" svg:height="2.54cm" svg:x="11.684cm" svg:y="13.054cm">
          <text:p text:style-name="P2">SEND</text:p>
          <text:p text:style-name="P2">INTERVIEW</text:p>
          <text:p text:style-name="P2">FEEDBACK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20.528cm" svg:y1="14.297cm" svg:x2="17.526cm" svg:y2="14.324cm" draw:start-shape="id15" draw:start-glue-point="3" draw:end-shape="id16" draw:end-glue-point="1" svg:d="M20528 14297l-3002 27" svg:viewBox="0 0 3003 28">
          <text:p/>
        </draw:connector>
        <draw:custom-shape draw:style-name="gr34" draw:text-style-name="P2" xml:id="id17" draw:id="id17" draw:layer="layout" svg:width="5.842cm" svg:height="2.54cm" svg:x="11.738cm" svg:y="17.272cm">
          <text:p text:style-name="P2">DISCOVER</text:p>
          <text:p text:style-name="P2">MOR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05cm" svg:y1="15.594cm" svg:x2="14.659cm" svg:y2="17.272cm" draw:start-shape="id16" draw:start-glue-point="2" draw:end-shape="id17" svg:d="M14605 15594l54 1678" svg:viewBox="0 0 55 1679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34" draw:text-style-name="P2" xml:id="id19" draw:id="id19" draw:layer="layout" svg:width="5.334cm" svg:height="2.286cm" svg:x="2.032cm" svg:y="4.572cm">
          <text:p text:style-name="P2">SIGN IN</text:p>
          <draw:enhanced-geometry svg:viewBox="0 0 21600 21600" draw:type="rectangle" draw:enhanced-path="M 0 0 L 21600 0 21600 21600 0 21600 0 0 Z N"/>
        </draw:custom-shape>
        <draw:custom-shape draw:style-name="gr34" draw:text-style-name="P2" xml:id="id20" draw:id="id20" draw:layer="layout" svg:width="5.842cm" svg:height="2.54cm" svg:x="10.668cm" svg:y="4.418cm">
          <text:p text:style-name="P2">CREATE</text:p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34" draw:text-style-name="P2" xml:id="id21" draw:id="id21" draw:layer="layout" svg:width="5.842cm" svg:height="2.54cm" svg:x="19.304cm" svg:y="4.364cm">
          <text:p text:style-name="P2">MAKE</text:p>
          <text:p text:style-name="P2">CHALLENGE</text:p>
          <draw:enhanced-geometry svg:viewBox="0 0 21600 21600" draw:type="rectangle" draw:enhanced-path="M 0 0 L 21600 0 21600 21600 0 21600 0 0 Z N"/>
        </draw:custom-shape>
        <draw:custom-shape draw:style-name="gr34" draw:text-style-name="P2" xml:id="id22" draw:id="id22" draw:layer="layout" svg:width="5.842cm" svg:height="2.794cm" svg:x="19.358cm" svg:y="9.652cm">
          <text:p text:style-name="P2">PUBLIC</text:p>
          <text:p text:style-name="P2">CHALLENGE</text:p>
          <draw:enhanced-geometry svg:viewBox="0 0 21600 21600" draw:type="rectangle" draw:enhanced-path="M 0 0 L 21600 0 21600 21600 0 21600 0 0 Z N"/>
        </draw:custom-shape>
        <draw:custom-shape draw:style-name="gr34" draw:text-style-name="P2" xml:id="id23" draw:id="id23" draw:layer="layout" svg:width="5.588cm" svg:height="2.794cm" svg:x="19.558cm" svg:y="15.24cm">
          <text:p text:style-name="P2">CHECK</text:p>
          <text:p text:style-name="P2">RESULT</text:p>
          <draw:enhanced-geometry svg:viewBox="0 0 21600 21600" draw:type="rectangle" draw:enhanced-path="M 0 0 L 21600 0 21600 21600 0 21600 0 0 Z N"/>
        </draw:custom-shape>
        <draw:custom-shape draw:style-name="gr34" draw:text-style-name="P2" xml:id="id24" draw:id="id24" draw:layer="layout" svg:width="6.096cm" svg:height="3.156cm" svg:x="10.414cm" svg:y="15.132cm">
          <text:p text:style-name="P2">PROCESS</text:p>
          <text:p text:style-name="P2">WITH</text:p>
          <text:p text:style-name="P2">DATABASE RESULT</text:p>
          <draw:enhanced-geometry svg:viewBox="0 0 21600 21600" draw:type="rectangle" draw:enhanced-path="M 0 0 L 21600 0 21600 21600 0 21600 0 0 Z N"/>
        </draw:custom-shape>
        <draw:custom-shape draw:style-name="gr34" draw:text-style-name="P2" xml:id="id18" draw:id="id18" draw:layer="layout" svg:width="5.842cm" svg:height="2.54cm" svg:x="1.778cm" svg:y="0.508cm">
          <text:p text:style-name="P2">VIEW</text:p>
          <text:p text:style-name="P2">HOMEPAG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4.699cm" svg:y1="3.048cm" svg:x2="4.699cm" svg:y2="4.572cm" draw:start-shape="id18" draw:start-glue-point="2" draw:end-shape="id19" draw:end-glue-point="0" svg:d="M4699 3048v1524" svg:viewBox="0 0 1 1525">
          <text:p/>
        </draw:connector>
        <draw:connector draw:style-name="gr6" draw:text-style-name="P2" draw:layer="layout" draw:type="line" svg:x1="7.366cm" svg:y1="5.715cm" svg:x2="10.668cm" svg:y2="5.688cm" draw:start-shape="id19" draw:start-glue-point="1" draw:end-shape="id20" draw:end-glue-point="3" svg:d="M7366 5715l3302-27" svg:viewBox="0 0 3303 28">
          <text:p/>
        </draw:connector>
        <draw:connector draw:style-name="gr6" draw:text-style-name="P2" draw:layer="layout" draw:type="line" svg:x1="16.51cm" svg:y1="5.688cm" svg:x2="19.304cm" svg:y2="5.634cm" draw:start-shape="id20" draw:start-glue-point="1" draw:end-shape="id21" draw:end-glue-point="3" svg:d="M16510 5688l2794-54" svg:viewBox="0 0 2795 55">
          <text:p/>
        </draw:connector>
        <draw:connector draw:style-name="gr6" draw:text-style-name="P2" draw:layer="layout" draw:type="line" svg:x1="22.225cm" svg:y1="6.904cm" svg:x2="22.279cm" svg:y2="9.652cm" draw:start-shape="id21" draw:start-glue-point="2" draw:end-shape="id22" svg:d="M22225 6904l54 2748" svg:viewBox="0 0 55 2749">
          <text:p/>
        </draw:connector>
        <draw:connector draw:style-name="gr6" draw:text-style-name="P2" draw:layer="layout" draw:type="line" svg:x1="22.279cm" svg:y1="12.446cm" svg:x2="22.352cm" svg:y2="15.24cm" draw:start-shape="id22" draw:start-glue-point="2" draw:end-shape="id23" svg:d="M22279 12446l73 2794" svg:viewBox="0 0 74 2795">
          <text:p/>
        </draw:connector>
        <draw:connector draw:style-name="gr6" draw:text-style-name="P2" draw:layer="layout" draw:type="line" svg:x1="19.558cm" svg:y1="16.637cm" svg:x2="16.51cm" svg:y2="16.71cm" draw:start-shape="id23" draw:start-glue-point="3" draw:end-shape="id24" draw:end-glue-point="1" svg:d="M19558 16637l-3048 73" svg:viewBox="0 0 3049 74">
          <text:p/>
        </draw:connecto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Codefights</text:p>
              </text:list-item>
              <text:list-item>
                <text:p>Hackerrank</text:p>
              </text:list-item>
              <text:list-item>
                <text:p>Viecbonus</text:p>
              </text:list-item>
              <text:list-item>
                <text:p>Code.or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9:20:12.808016317</meta:creation-date>
    <dc:date>2016-07-20T09:32:06.374327513</dc:date>
    <meta:editing-duration>P1DT24M23S</meta:editing-duration>
    <meta:editing-cycles>12</meta:editing-cycles>
    <meta:generator>LibreOffice/4.2.8.2$Linux_x86 LibreOffice_project/420m0$Build-2</meta:generator>
    <meta:document-statistic meta:object-count="254"/>
  </office:meta>
</office:document-meta>
</file>